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64cm" fo:min-width="1.089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191cm" fo:min-width="6.727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387cm" fo:min-width="1.975cm" loext:decorative="false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standard">
      <style:graphic-properties draw:fill="solid" draw:fill-color="#3faf46" draw:textarea-horizontal-align="justify" draw:textarea-vertical-align="middle" draw:auto-grow-height="false" fo:min-height="0.583cm" fo:min-width="0.393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3faf4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89cm" svg:height="0.614cm" svg:x="17.937cm" svg:y="6.6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89cm" svg:height="0.614cm" svg:x="13.113cm" svg:y="2.0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89cm" svg:height="0.614cm" svg:x="11.42cm" svg:y="2.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89cm" svg:height="0.614cm" svg:x="17.692cm" svg:y="7.5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89cm" svg:height="0.614cm" svg:x="18.213cm" svg:y="11.0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89cm" svg:height="0.614cm" svg:x="2.113cm" svg:y="9.1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89cm" svg:height="0.614cm" svg:x="3.213cm" svg:y="26.0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89cm" svg:height="0.614cm" svg:x="2.213cm" svg:y="10.0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27cm" svg:height="0.441cm" svg:x="8.795cm" svg:y="0.6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75cm" svg:height="0.637cm" svg:x="16.659cm" svg:y="0.53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477cm" svg:y1="1cm" svg:x2="21.069cm" svg:y2="2.008cm">
          <text:p/>
        </draw:line>
        <draw:line draw:style-name="gr4" draw:text-style-name="P1" draw:layer="layout" svg:x1="19.277cm" svg:y1="1.3cm" svg:x2="20.869cm" svg:y2="2.308cm">
          <text:p/>
        </draw:line>
        <draw:line draw:style-name="gr5" draw:text-style-name="P2" draw:layer="layout" svg:x1="19.382cm" svg:y1="1.429cm" svg:x2="19.701cm" svg:y2="1.037cm">
          <text:p/>
        </draw:line>
        <draw:line draw:style-name="gr5" draw:text-style-name="P2" draw:layer="layout" svg:x1="20.683cm" svg:y1="2.229cm" svg:x2="21.002cm" svg:y2="1.837cm">
          <text:p/>
        </draw:line>
        <draw:custom-shape draw:style-name="gr3" draw:text-style-name="P1" draw:layer="layout" svg:width="2.475cm" svg:height="0.637cm" svg:x="5.757cm" svg:y="0.3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75cm" svg:height="0.637cm" svg:x="4.409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75cm" svg:height="0.637cm" svg:x="7.055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75cm" svg:height="0.637cm" svg:x="15.63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75cm" svg:height="0.637cm" svg:x="10.657cm" svg:y="1.1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93cm" svg:height="0.833cm" svg:x="19.697cm" svg:y="3.4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93cm" svg:height="0.833cm" svg:x="19.697cm" svg:y="4.48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1T14:48:13.821719187</meta:creation-date>
    <dc:date>2025-11-21T14:59:24.704689066</dc:date>
    <meta:editing-duration>PT11M9S</meta:editing-duration>
    <meta:editing-cycles>3</meta:editing-cycles>
    <meta:generator>LibreOffice/25.2.3.2$Linux_X86_64 LibreOffice_project/520$Build-2</meta:generator>
    <meta:document-statistic meta:object-count="21"/>
  </office:meta>
</office:document-meta>
</file>